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pitch="variable" style:font-charset="x-symbol"/>
  </office:font-face-decls>
  <office:automatic-styles>
    <style:style style:name="P1" style:family="paragraph" style:parent-style-name="Standard">
      <style:paragraph-properties fo:text-align="center" style:justify-single-word="false"/>
      <style:text-properties style:font-name="Calibri" fo:font-weight="bold" officeooo:rsid="0003fdd6" officeooo:paragraph-rsid="0003fdd6" style:font-weight-asian="bold" style:font-weight-complex="bold"/>
    </style:style>
    <style:style style:name="P2" style:family="paragraph" style:parent-style-name="Standard">
      <style:paragraph-properties fo:text-align="start" style:justify-single-word="false"/>
      <style:text-properties style:font-name="Calibri" fo:font-weight="bold" officeooo:rsid="0003fdd6" officeooo:paragraph-rsid="0003fdd6" style:font-weight-asian="bold" style:font-weight-complex="bold"/>
    </style:style>
    <style:style style:name="P3" style:family="paragraph" style:parent-style-name="Standard" style:list-style-name="L1">
      <style:paragraph-properties fo:text-align="start" style:justify-single-word="false"/>
      <style:text-properties style:font-name="Calibri" officeooo:rsid="0005fde1" officeooo:paragraph-rsid="0005fde1"/>
    </style:style>
    <style:style style:name="P4" style:family="paragraph" style:parent-style-name="Standard" style:list-style-name="L2">
      <style:paragraph-properties fo:text-align="start" style:justify-single-word="false"/>
      <style:text-properties style:font-name="Calibri" officeooo:rsid="0005fde1" officeooo:paragraph-rsid="000f8b4f"/>
    </style:style>
    <style:style style:name="P5" style:family="paragraph" style:parent-style-name="Standard" style:list-style-name="L3">
      <style:paragraph-properties fo:text-align="start" style:justify-single-word="false"/>
      <style:text-properties style:font-name="Calibri" fo:font-weight="normal" officeooo:rsid="000f8b4f" officeooo:paragraph-rsid="000f8b4f" style:font-weight-asian="normal" style:font-weight-complex="normal"/>
    </style:style>
    <style:style style:name="P6" style:family="paragraph" style:parent-style-name="Standard" style:list-style-name="L3">
      <style:paragraph-properties fo:text-align="start" style:justify-single-word="false"/>
      <style:text-properties style:font-name="Calibri" officeooo:rsid="0005fde1" officeooo:paragraph-rsid="000f8b4f"/>
    </style:style>
    <style:style style:name="P7" style:family="paragraph" style:parent-style-name="Standard" style:list-style-name="L3">
      <style:paragraph-properties fo:text-align="start" style:justify-single-word="false"/>
      <style:text-properties style:font-name="Calibri" officeooo:rsid="000f8b4f" officeooo:paragraph-rsid="000f8b4f"/>
    </style:style>
    <style:style style:name="P8" style:family="paragraph" style:parent-style-name="Standard" style:list-style-name="L4">
      <style:paragraph-properties fo:text-align="start" style:justify-single-word="false"/>
      <style:text-properties style:font-name="Calibri" officeooo:rsid="0005fde1" officeooo:paragraph-rsid="0005fde1"/>
    </style:style>
    <style:style style:name="P9" style:family="paragraph" style:parent-style-name="Standard">
      <style:paragraph-properties fo:text-align="start" style:justify-single-word="false"/>
      <style:text-properties style:font-name="Calibri" fo:font-weight="bold" officeooo:rsid="0003fdd6" officeooo:paragraph-rsid="0009192c" style:font-weight-asian="bold" style:font-weight-complex="bold"/>
    </style:style>
    <style:style style:name="P10" style:family="paragraph" style:parent-style-name="Standard" style:list-style-name="L5">
      <style:paragraph-properties fo:text-align="start" style:justify-single-word="false"/>
      <style:text-properties style:font-name="Calibri" officeooo:rsid="0005fde1" officeooo:paragraph-rsid="0005fde1"/>
    </style:style>
    <style:style style:name="P11" style:family="paragraph" style:parent-style-name="Standard" style:list-style-name="L6">
      <style:paragraph-properties fo:text-align="start" style:justify-single-word="false"/>
      <style:text-properties style:font-name="Calibri" officeooo:rsid="0005db5c" officeooo:paragraph-rsid="0005db5c"/>
    </style:style>
    <style:style style:name="P12" style:family="paragraph" style:parent-style-name="Standard" style:list-style-name="L7">
      <style:paragraph-properties fo:text-align="start" style:justify-single-word="false"/>
      <style:text-properties style:font-name="Calibri" officeooo:rsid="0005fde1" officeooo:paragraph-rsid="0005fde1"/>
    </style:style>
    <style:style style:name="P13" style:family="paragraph" style:parent-style-name="Standard" style:list-style-name="L8">
      <style:paragraph-properties fo:text-align="start" style:justify-single-word="false"/>
      <style:text-properties style:font-name="Calibri" fo:font-weight="normal" officeooo:rsid="0006641f" officeooo:paragraph-rsid="0006641f" style:font-weight-asian="normal" style:font-weight-complex="normal"/>
    </style:style>
    <style:style style:name="P14" style:family="paragraph" style:parent-style-name="Standard" style:list-style-name="L9">
      <style:paragraph-properties fo:text-align="start" style:justify-single-word="false"/>
      <style:text-properties style:font-name="Calibri" officeooo:rsid="0005d8bb" officeooo:paragraph-rsid="0005d8bb"/>
    </style:style>
    <style:style style:name="P15" style:family="paragraph" style:parent-style-name="Standard" style:list-style-name="L10">
      <style:paragraph-properties fo:text-align="start" style:justify-single-word="false"/>
      <style:text-properties style:font-name="Calibri" officeooo:rsid="0005d8bb" officeooo:paragraph-rsid="0005d8bb"/>
    </style:style>
    <style:style style:name="P16" style:family="paragraph" style:parent-style-name="Standard" style:list-style-name="L10">
      <style:paragraph-properties fo:text-align="start" style:justify-single-word="false"/>
      <style:text-properties style:font-name="Calibri" fo:font-weight="bold" officeooo:rsid="0012c074" officeooo:paragraph-rsid="0012c074" style:font-weight-asian="bold" style:font-weight-complex="bold"/>
    </style:style>
    <style:style style:name="P17" style:family="paragraph" style:parent-style-name="Standard" style:list-style-name="L10">
      <style:paragraph-properties fo:text-align="start" style:justify-single-word="false"/>
      <style:text-properties style:font-name="Calibri" fo:font-weight="normal" officeooo:rsid="0015c08a" officeooo:paragraph-rsid="0015c08a" style:font-weight-asian="normal" style:font-weight-complex="normal"/>
    </style:style>
    <style:style style:name="P18" style:family="paragraph" style:parent-style-name="Standard" style:list-style-name="L10">
      <style:paragraph-properties fo:text-align="start" style:justify-single-word="false"/>
      <style:text-properties style:font-name="Calibri" officeooo:rsid="0015c08a" officeooo:paragraph-rsid="0015c08a"/>
    </style:style>
    <style:style style:name="P19" style:family="paragraph" style:parent-style-name="Standard" style:list-style-name="L10">
      <style:paragraph-properties fo:text-align="start" style:justify-single-word="false"/>
      <style:text-properties style:font-name="Calibri" officeooo:paragraph-rsid="0015c08a"/>
    </style:style>
    <style:style style:name="P20" style:family="paragraph" style:parent-style-name="Standard" style:list-style-name="L10">
      <style:paragraph-properties fo:text-align="start" style:justify-single-word="false"/>
      <style:text-properties style:font-name="Calibri" officeooo:rsid="0005fde1" officeooo:paragraph-rsid="0015c08a"/>
    </style:style>
    <style:style style:name="P21" style:family="paragraph" style:parent-style-name="Standard">
      <style:paragraph-properties fo:text-align="start" style:justify-single-word="false"/>
      <style:text-properties style:font-name="Calibri" officeooo:rsid="0005fde1" officeooo:paragraph-rsid="0015c08a"/>
    </style:style>
    <style:style style:name="T1" style:family="text">
      <style:text-properties officeooo:rsid="000f8b4f"/>
    </style:style>
    <style:style style:name="T2" style:family="text">
      <style:text-properties officeooo:rsid="001123c0"/>
    </style:style>
    <style:style style:name="T3" style:family="text">
      <style:text-properties officeooo:rsid="0012c074"/>
    </style:style>
    <style:style style:name="T4" style:family="text">
      <style:text-properties officeooo:rsid="0013e213"/>
    </style:style>
    <style:style style:name="T5" style:family="text">
      <style:text-properties officeooo:rsid="0015c08a"/>
    </style:style>
    <style:style style:name="T6" style:family="text">
      <style:text-properties fo:font-weight="bold" officeooo:rsid="0005fde1" style:font-weight-asian="bold" style:font-weight-complex="bold"/>
    </style:style>
    <style:style style:name="T7" style:family="text">
      <style:text-properties fo:font-weight="bold" officeooo:rsid="0015c08a"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S</text:p>
      <text:p text:style-name="P2">Orders &amp; Payment</text:p>
      <text:list text:style-name="L1">
        <text:list-item>
          <text:p text:style-name="P3">Orders and commissions are produced in batches to optimise fabrication, however it is still a first come first serve basis.</text:p>
        </text:list-item>
        <text:list-item>
          <text:p text:style-name="P3">Half payment up front to begin production and half upon completion unless agreed otherwise is required for commissions and large custom works.</text:p>
        </text:list-item>
        <text:list-item>
          <text:p text:style-name="P3">Custom works may require non-refundable deposits if specified.</text:p>
        </text:list-item>
        <text:list-item>
          <text:p text:style-name="P3">Failure to complete payment may result in order cancellation.</text:p>
        </text:list-item>
      </text:list>
      <text:p text:style-name="P2">Commissions &amp; Custom Orders</text:p>
      <text:list text:style-name="L2">
        <text:list-item>
          <text:p text:style-name="P4">Commission slots are limited and are opened periodically.</text:p>
        </text:list-item>
        <text:list-item>
          <text:p text:style-name="P4">We reserve the right to decline commissions for any reason</text:p>
        </text:list-item>
        <text:list-item>
          <text:p text:style-name="P4">Major changes after work begins may incur additional costs</text:p>
        </text:list-item>
        <text:list-item>
          <text:p text:style-name="P4">Completion times vary depending on project complexity and workload.</text:p>
        </text:list-item>
      </text:list>
      <text:p text:style-name="P2">Cancellations &amp; Refund</text:p>
      <text:list text:style-name="L3">
        <text:list-item>
          <text:p text:style-name="P5">Cancellations by the customer:</text:p>
          <text:list>
            <text:list-item>
              <text:p text:style-name="P6">Before work begins: Full refund (except non-refundable deposit, if applicable).</text:p>
            </text:list-item>
            <text:list-item>
              <text:p text:style-name="P6">After work begins: Partial refund (depending on progress).</text:p>
            </text:list-item>
            <text:list-item>
              <text:p text:style-name="P6">Once completed: No refunds.</text:p>
            </text:list-item>
          </text:list>
        </text:list-item>
        <text:list-item>
          <text:p text:style-name="P7">Cancellations by us:</text:p>
          <text:list>
            <text:list-item>
              <text:p text:style-name="P6">If we cancel for any reason, a full refund (including deposit) will be issued.</text:p>
            </text:list-item>
          </text:list>
        </text:list-item>
      </text:list>
      <text:p text:style-name="P2">Shipping</text:p>
      <text:list text:style-name="L4">
        <text:list-item>
          <text:p text:style-name="P8">Once shipped, we are not responsible for delays, loss, or damages caused by the postal service.<text:line-break/>IP &amp; Usage Rights</text:p>
        </text:list-item>
      </text:list>
      <text:p text:style-name="P9">IP &amp; Usage Rights</text:p>
      <text:list text:style-name="L5">
        <text:list-item>
          <text:p text:style-name="P10">User-Owned Designs: If you provide a custom design for a commission (such as artwork, logos, or blueprints), you retain ownership of the design. We do not claim any rights to your intellectual property beyond what is necessary to complete the commission.</text:p>
        </text:list-item>
        <text:list-item>
          <text:p text:style-name="P10">Derivative Works &amp; Modifications: You are free to modify or customize our work for personal use. However, public redistribution of modified versions (e.g., 3D scans, schematics, or software forks) must comply with applicable open-source licenses.</text:p>
        </text:list-item>
        <text:list-item>
          <text:p text:style-name="P10">Reselling &amp; Redistribution: You may resell, gift, or transfer ownership of a commissioned item.</text:p>
        </text:list-item>
        <text:list-item>
          <text:p text:style-name="P10">Attribution &amp; Promotion: We reserve the right to publicly share images of commissioned work for promotional purposes (e.g., social media, portfolio, or advertising). If you prefer to keep a project private, please inform us before the commission begins.</text:p>
        </text:list-item>
      </text:list>
      <text:p text:style-name="P9">Communication</text:p>
      <text:list text:style-name="L6">
        <text:list-item>
          <text:p text:style-name="P11">Due to tight scheduling, response times may vary however should not exceed a week. My availability status will be visible on my discord server and twitter.</text:p>
        </text:list-item>
      </text:list>
      <text:list text:style-name="L7">
        <text:list-item>
          <text:p text:style-name="P12">Harassment, threats, or rude behavior will not be tolerated.</text:p>
        </text:list-item>
        <text:list-item>
          <text:p text:style-name="P12">We reserve the right to refuse service to anyone who violates this policy.</text:p>
        </text:list-item>
      </text:list>
      <text:p text:style-name="P2">Liability</text:p>
      <text:list text:style-name="L8">
        <text:list-item>
          <text:p text:style-name="P13">We are not responsible for injuries damages, or malfunctions caused by improper use.</text:p>
        </text:list-item>
      </text:list>
      <text:p text:style-name="P2">Changes to TOS</text:p>
      <text:list text:style-name="L9">
        <text:list-item>
          <text:p text:style-name="P14">The TOS applied to the product is the latest TOS at the time of <text:span text:style-name="T1">Purchase</text:span>.</text:p>
        </text:list-item>
      </text:list>
      <text:p text:style-name="P2">Warranty &amp; Repair</text:p>
      <text:list text:style-name="L10">
        <text:list-item>
          <text:p text:style-name="P15">3 Years <text:span text:style-name="T2">standard manufacturers warrenty applies to the product upon </text:span><text:span text:style-name="T3">the purchase or final payment of an item.</text:span></text:p>
          <text:p text:style-name="P16">Cover</text:p>
          <text:list>
            <text:list-item>
              <text:p text:style-name="P17">Faults and damages occuring within the warrenty period</text:p>
            </text:list-item>
          </text:list>
          <text:p text:style-name="P16">Does not cover</text:p>
          <text:list text:continue-numbering="true">
            <text:list-item>
              <text:p text:style-name="P18">Theft or lost</text:p>
            </text:list-item>
            <text:list-item>
              <text:p text:style-name="P19"><text:soft-page-break/><text:span text:style-name="T4">General wear and tear including scratches </text:span><text:span text:style-name="T5">and abrasions</text:span></text:p>
            </text:list-item>
            <text:list-item>
              <text:p text:style-name="P18">Damage during shipping</text:p>
            </text:list-item>
          </text:list>
          <text:p text:style-name="P19"><text:span text:style-name="T6">Voids </text:span><text:span text:style-name="T7">Warrenty</text:span></text:p>
          <text:list text:continue-numbering="true">
            <text:list-item>
              <text:p text:style-name="P20"><text:span text:style-name="T1">Unregistered u</text:span>ser modifications</text:p>
            </text:list-item>
            <text:list-item>
              <text:p text:style-name="P18">Intentional damage</text:p>
            </text:list-item>
            <text:list-item>
              <text:p text:style-name="P20"><text:span text:style-name="T4">Item being outside of tested parameters / what its rated for (I.e waterproofing)</text:span></text:p>
            </text:list-item>
          </text:list>
        </text:list-item>
      </text:list>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pitch="variable"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mm" fo:page-height="279.4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8T21:17:47.945000000</meta:creation-date>
    <dc:date>2025-02-21T21:38:43.786000000</dc:date>
    <meta:editing-duration>PT1H44M</meta:editing-duration>
    <meta:editing-cycles>12</meta:editing-cycles>
    <meta:generator>LibreOffice/24.8.4.2$Windows_X86_64 LibreOffice_project/bb3cfa12c7b1bf994ecc5649a80400d06cd71002</meta:generator>
    <meta:document-statistic meta:table-count="0" meta:image-count="0" meta:object-count="0" meta:page-count="2" meta:paragraph-count="45" meta:word-count="485" meta:character-count="2923" meta:non-whitespace-character-count="2518"/>
  </office:meta>
</office:document-meta>
</file>